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621cm" fo:margin-left="-0.016cm" table:align="left"/>
    </style:style>
    <style:style style:name="Table2.A" style:family="table-column">
      <style:table-column-properties style:column-width="17.621cm"/>
    </style:style>
    <style:style style:name="Table2.A1" style:family="table-cell">
      <style:table-cell-properties fo:padding="0.097cm" fo:border="0.05pt solid #000000"/>
    </style:style>
    <style:style style:name="P1" style:family="paragraph" style:parent-style-name="Heading_20_1">
      <style:text-properties fo:font-size="12pt" style:font-size-asian="12pt" style:font-size-complex="12pt"/>
    </style:style>
    <style:style style:name="P2" style:family="paragraph" style:parent-style-name="Quotations" style:list-style-name="L1"/>
    <style:style style:name="P3" style:family="paragraph" style:parent-style-name="Quotations" style:list-style-name="L2"/>
    <style:style style:name="P4" style:family="paragraph" style:parent-style-name="Quotations" style:list-style-name="L9"/>
    <style:style style:name="P5" style:family="paragraph" style:parent-style-name="Preformatted_20_Text" style:list-style-name="L1"/>
    <style:style style:name="P6" style:family="paragraph" style:parent-style-name="Preformatted_20_Text" style:list-style-name="L2"/>
    <style:style style:name="P7" style:family="paragraph" style:parent-style-name="Preformatted_20_Text" style:list-style-name="L9"/>
    <style:style style:name="P8" style:family="paragraph" style:parent-style-name="Preformatted_20_Text">
      <style:paragraph-properties fo:margin-top="0cm" fo:margin-bottom="0.499cm" loext:contextual-spacing="false"/>
    </style:style>
    <style:style style:name="P9" style:family="paragraph" style:parent-style-name="Preformatted_20_Text" style:list-style-name="L1">
      <style:paragraph-properties fo:margin-top="0cm" fo:margin-bottom="0.499cm" loext:contextual-spacing="false"/>
    </style:style>
    <style:style style:name="P10" style:family="paragraph" style:parent-style-name="Preformatted_20_Text" style:list-style-name="L2">
      <style:paragraph-properties fo:margin-top="0cm" fo:margin-bottom="0.499cm" loext:contextual-spacing="false"/>
    </style:style>
    <style:style style:name="P11" style:family="paragraph" style:parent-style-name="Preformatted_20_Text" style:list-style-name="L9">
      <style:paragraph-properties fo:margin-top="0cm" fo:margin-bottom="0.499cm" loext:contextual-spacing="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text-properties fo:font-size="12pt" style:font-size-asian="12pt" style:font-size-complex="12pt"/>
    </style:style>
    <style:style style:name="P19" style:family="paragraph" style:parent-style-name="Text_20_body" style:list-style-name="L6">
      <style:text-properties fo:font-size="12pt" style:font-size-asian="12pt" style:font-size-complex="12pt"/>
    </style:style>
    <style:style style:name="P20" style:family="paragraph" style:parent-style-name="Text_20_body" style:list-style-name="L9"/>
    <style:style style:name="P21" style:family="paragraph" style:parent-style-name="Text_20_body">
      <style:text-properties officeooo:paragraph-rsid="001c91a3"/>
    </style:style>
    <style:style style:name="P22" style:family="paragraph" style:parent-style-name="Text_20_body">
      <style:text-properties fo:font-size="13pt" fo:font-weight="bold" officeooo:paragraph-rsid="001c91a3" style:font-size-asian="13pt" style:font-weight-asian="bold" style:font-size-complex="13pt" style:font-weight-complex="bold"/>
    </style:style>
    <style:style style:name="P23" style:family="paragraph" style:parent-style-name="Text_20_body" style:list-style-name="L10"/>
    <style:style style:name="P24" style:family="paragraph" style:parent-style-name="Text_20_body">
      <style:text-properties officeooo:rsid="0022d168" officeooo:paragraph-rsid="0022d168"/>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text-properties fo:font-size="12pt" style:font-size-asian="12pt" style:font-size-complex="12pt"/>
    </style:style>
    <style:style style:name="P29" style:family="paragraph" style:parent-style-name="Text_20_body" style:list-style-name="L10">
      <style:paragraph-properties fo:margin-top="0cm" fo:margin-bottom="0cm" loext:contextual-spacing="false"/>
    </style:style>
    <style:style style:name="P30" style:family="paragraph" style:parent-style-name="Heading_20_2">
      <style:text-properties fo:font-size="12pt" style:font-size-asian="12pt" style:font-size-complex="12pt"/>
    </style:style>
    <style:style style:name="P31" style:family="paragraph" style:parent-style-name="Heading_20_3">
      <style:text-properties fo:font-size="14pt" officeooo:rsid="0022d168" officeooo:paragraph-rsid="0022d168" style:font-size-asian="14pt" style:font-size-complex="14pt"/>
    </style:style>
    <style:style style:name="T1" style:family="text">
      <style:text-properties officeooo:rsid="00164557"/>
    </style:style>
    <style:style style:name="T2" style:family="text">
      <style:text-properties fo:color="#0000ff"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background-color="#fff200" loext:char-shading-value="0"/>
    </style:style>
    <style:style style:name="T6" style:family="text">
      <style:text-properties fo:background-color="#fff200" loext:char-shading-value="0"/>
    </style:style>
    <style:style style:name="T7" style:family="text">
      <style:text-properties officeooo:rsid="001c91a3"/>
    </style:style>
    <style:style style:name="T8" style:family="text">
      <style:text-properties fo:font-size="12pt" style:font-size-asian="12pt" style:font-size-complex="12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Dock_TestAutomationGuru</text:h>
      <text:p text:style-name="P24"/>
      <text:h text:style-name="Heading_20_3" text:outline-level="3"><text:bookmark text:name="install-using-the-repository"/>Install <text:span text:style-name="T1">docker CE </text:span>using the repository</text:h>
      <text:p text:style-name="Text_20_body">Before you install Docker CE for the first time on a new host machine, you need to set up the Docker repository. Afterward, you can install and update Docker from the repository.</text:p>
      <text:h text:style-name="Heading_20_4" text:outline-level="4"><text:bookmark text:name="set-up-the-repository"/>Set up the repository</text:h>
      <text:list xml:id="list3515449313" text:style-name="L1">
        <text:list-item>
          <text:p text:style-name="P12">Update the <text:span text:style-name="Source_20_Text">apt</text:span> package index:</text:p>
          <text:p text:style-name="P9"><text:span text:style-name="Source_20_Text">$ sudo apt-get update</text:span></text:p>
        </text:list-item>
        <text:list-item>
          <text:p text:style-name="P12">Install packages to allow <text:span text:style-name="Source_20_Text">apt</text:span> to use a repository over HTTPS:</text:p>
          <text:p text:style-name="P5"><text:span text:style-name="Source_20_Text"><text:span text:style-name="T6">$ sudo apt-get install \</text:span></text:span></text:p>
          <text:p text:style-name="P5"><text:span text:style-name="Source_20_Text"><text:span text:style-name="T6"><text:s text:c="4"/>apt-transport-https \</text:span></text:span></text:p>
          <text:p text:style-name="P5"><text:span text:style-name="Source_20_Text"><text:span text:style-name="T6"><text:s text:c="4"/>ca-certificates \</text:span></text:span></text:p>
          <text:p text:style-name="P5"><text:span text:style-name="Source_20_Text"><text:span text:style-name="T6"><text:s text:c="4"/>curl \</text:span></text:span></text:p>
          <text:p text:style-name="P9"><text:span text:style-name="Source_20_Text"><text:span text:style-name="T6"><text:s text:c="4"/>software-properties-common</text:span></text:span></text:p>
        </text:list-item>
        <text:list-item>
          <text:p text:style-name="P12">Add Docker’s official GPG key:</text:p>
          <text:p text:style-name="P9"><text:span text:style-name="Source_20_Text"><text:span text:style-name="T6">$ curl -fsSL https://download.docker.com/linux/ubuntu/gpg | sudo apt-key add -</text:span></text:span></text:p>
          <text:p text:style-name="P12">Verify that you now have the key with the fingerprint <text:span text:style-name="Source_20_Text">9DC8 5822 9FC7 DD38 854A E2D8 8D81 803C 0EBF CD88</text:span>, by searching for the last 8 characters of the fingerprint.</text:p>
          <text:p text:style-name="P5"><text:span text:style-name="Source_20_Text">$ </text:span><text:span text:style-name="Source_20_Text"><text:span text:style-name="T6">sudo apt-key fingerprint 0EBFCD88</text:span></text:span></text:p>
          <text:p text:style-name="P5"/>
          <text:p text:style-name="P5"><text:span text:style-name="Source_20_Text">pub <text:s text:c="2"/>4096R/0EBFCD88 2017-02-22</text:span></text:p>
          <text:p text:style-name="P5"><text:span text:style-name="Source_20_Text"><text:s text:c="6"/>Key fingerprint = 9DC8 5822 9FC7 DD38 854A <text:s/>E2D8 8D81 803C 0EBF CD88</text:span></text:p>
          <text:p text:style-name="P5"><text:span text:style-name="Source_20_Text">uid <text:s text:c="17"/>Docker Release (CE deb) &lt;docker@docker.com&gt;</text:span></text:p>
          <text:p text:style-name="P9"><text:span text:style-name="Source_20_Text">sub <text:s text:c="2"/>4096R/F273FCD8 2017-02-22</text:span></text:p>
        </text:list-item>
        <text:list-item>
          <text:p text:style-name="P12">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P2"><text:span text:style-name="Strong_20_Emphasis">Note</text:span>: The <text:span text:style-name="Source_20_Text">lsb_release -cs</text:span> sub-command below returns the name of your Ubuntu distribution, such as <text:span text:style-name="Source_20_Text">xenial</text:span>. Sometimes, in a distribution like Linux Mint, you might need to change <text:span text:style-name="Source_20_Text">$(lsb_release -cs)</text:span> to your parent Ubuntu distribution. For example, if you are using <text:span text:style-name="Source_20_Text">Linux Mint Rafaela</text:span>, you could use <text:span text:style-name="Source_20_Text">trusty</text:span>.</text:p>
          <text:list>
            <text:list-item>
              <text:p text:style-name="P25">x86_64 / amd64 </text:p>
            </text:list-item>
            <text:list-item>
              <text:p text:style-name="P25">armhf </text:p>
            </text:list-item>
            <text:list-item>
              <text:p text:style-name="P25">IBM Power (ppc64le) </text:p>
            </text:list-item>
            <text:list-item>
              <text:p text:style-name="P25"><text:soft-page-break/>IBM Z (s390x) </text:p>
            </text:list-item>
          </text:list>
        </text:list-item>
      </text:list>
      <text:section text:style-name="Sect1" text:name="x86_64_repo">
        <text:list xml:id="list162411182412819" text:continue-numbering="true" text:style-name="L1">
          <text:list-header>
            <text:p text:style-name="P5"><text:span text:style-name="Source_20_Text"><text:span text:style-name="T6">$ sudo add-apt-repository \</text:span></text:span></text:p>
            <text:p text:style-name="P5"><text:span text:style-name="Source_20_Text"><text:span text:style-name="T6"><text:s text:c="3"/>"deb [arch=amd64] https://download.docker.com/linux/ubuntu \</text:span></text:span></text:p>
            <text:p text:style-name="P5"><text:span text:style-name="Source_20_Text"><text:span text:style-name="T6"><text:s text:c="3"/>$(lsb_release -cs) \</text:span></text:span></text:p>
            <text:p text:style-name="P9"><text:span text:style-name="Source_20_Text"><text:span text:style-name="T6"><text:s text:c="3"/>stable"</text:span></text:span></text:p>
          </text:list-header>
        </text:list>
      </text:section>
      <text:list xml:id="list162410299125307" text:continue-numbering="true" text:style-name="L1">
        <text:list-header>
          <text:p text:style-name="P2"><text:span text:style-name="Strong_20_Emphasis">Note</text:span>: Starting with Docker 17.06, stable releases are also pushed to the <text:span text:style-name="Strong_20_Emphasis">edge</text:span> and <text:span text:style-name="Strong_20_Emphasis">test</text:span> repositories.</text:p>
          <text:p text:style-name="P12"><text:a xlink:type="simple" xlink:href="https://docs.docker.com/install/" text:style-name="Internet_20_link" text:visited-style-name="Visited_20_Internet_20_Link">Learn about </text:a><text:a xlink:type="simple" xlink:href="https://docs.docker.com/install/" text:style-name="Internet_20_link" text:visited-style-name="Visited_20_Internet_20_Link"><text:span text:style-name="Strong_20_Emphasis">stable</text:span></text:a><text:a xlink:type="simple" xlink:href="https://docs.docker.com/install/" text:style-name="Internet_20_link" text:visited-style-name="Visited_20_Internet_20_Link"> and </text:a><text:a xlink:type="simple" xlink:href="https://docs.docker.com/install/" text:style-name="Internet_20_link" text:visited-style-name="Visited_20_Internet_20_Link"><text:span text:style-name="Strong_20_Emphasis">edge</text:span></text:a><text:a xlink:type="simple" xlink:href="https://docs.docker.com/install/" text:style-name="Internet_20_link" text:visited-style-name="Visited_20_Internet_20_Link"> channels</text:a>.</text:p>
        </text:list-header>
      </text:list>
      <text:h text:style-name="Heading_20_4" text:outline-level="4"><text:bookmark text:name="install-docker-ce-1"/>Install Docker CE</text:h>
      <text:list xml:id="list140373326" text:style-name="L2">
        <text:list-item>
          <text:p text:style-name="P13">Update the <text:span text:style-name="Source_20_Text">apt</text:span> package index.</text:p>
          <text:p text:style-name="P10"><text:span text:style-name="Source_20_Text"><text:span text:style-name="T6">$ sudo apt-get update</text:span></text:span></text:p>
        </text:list-item>
        <text:list-item>
          <text:p text:style-name="P13">Install the <text:span text:style-name="Emphasis">latest version</text:span> of Docker CE, or go to the next step to install a specific version:</text:p>
          <text:p text:style-name="P10"><text:span text:style-name="Source_20_Text"><text:span text:style-name="T6">$ sudo apt-get install docker-ce</text:span></text:span></text:p>
          <text:p text:style-name="P3">Got multiple Docker repositories?</text:p>
          <text:p text:style-name="P3">If you have multiple Docker repositories enabled, installing or updating without specifying a version in the <text:span text:style-name="Source_20_Text">apt-get install</text:span> or <text:span text:style-name="Source_20_Text">apt-get update</text:span> command always installs the highest possible version, which may not be appropriate for your stability needs.</text:p>
        </text:list-item>
        <text:list-item>
          <text:p text:style-name="P13">To install a <text:span text:style-name="Emphasis">specific version</text:span> of Docker CE, list the available versions in the repo, then select and install:</text:p>
          <text:p text:style-name="P13">a. List the versions available in your repo:</text:p>
          <text:p text:style-name="P6"><text:span text:style-name="Source_20_Text"><text:span text:style-name="T6">$ apt-cache madison docker-ce</text:span></text:span></text:p>
          <text:p text:style-name="P6"/>
          <text:p text:style-name="P10"><text:span text:style-name="Source_20_Text">docker-ce | 18.03.0~ce-0~ubuntu | https://download.docker.com/linux/ubuntu xenial/stable amd64 Packages</text:span></text:p>
          <text:p text:style-name="P13">b. Install a specific version by its fully qualified package name, which is package name (<text:span text:style-name="Source_20_Text">docker-ce</text:span>) “=” version string (2nd column), for example, <text:span text:style-name="Source_20_Text">docker-ce=18.03.0~ce-0~ubuntu</text:span>.</text:p>
          <text:p text:style-name="P10"><text:span text:style-name="Source_20_Text"><text:span text:style-name="T6">$ sudo apt-get install docker-ce=&lt;VERSION&gt;</text:span></text:span></text:p>
          <text:p text:style-name="P13">The Docker daemon starts automatically.</text:p>
        </text:list-item>
        <text:list-item>
          <text:p text:style-name="P13">Verify that Docker CE is installed correctly by running the <text:span text:style-name="Source_20_Text">hello-world</text:span> image.</text:p>
          <text:p text:style-name="P10"><text:span text:style-name="Source_20_Text"><text:span text:style-name="T6">$ sudo docker run hello-world</text:span></text:span></text:p>
          <text:p text:style-name="P13">This command downloads a test image and runs it in a container. When the container runs, it prints an informational message and exits.</text:p>
        </text:list-item>
      </text:list>
      <text:p text:style-name="Text_20_body"><text:soft-page-break/>Docker CE is installed and running. The <text:span text:style-name="Source_20_Text">docker</text:span> group is created but no users are added to it. You need to use <text:span text:style-name="Source_20_Text">sudo</text:span> to run Docker commands. Continue to <text:a xlink:type="simple" xlink:href="https://docs.docker.com/install/linux/linux-postinstall/" text:style-name="Internet_20_link" text:visited-style-name="Visited_20_Internet_20_Link">Linux postinstall</text:a> to allow non-privileged users to run Docker commands and for other optional configuration steps.</text:p>
      <table:table table:name="Table1" table:style-name="Table1">
        <table:table-column table:style-name="Table1.A"/>
        <table:table-row>
          <table:table-cell table:style-name="Table1.A1" office:value-type="string">
            <text:p text:style-name="Table_20_Contents">ermao@ermao-ThinkPad-T510:~$ sudo docker run hello-world</text:p>
            <text:p text:style-name="Table_20_Contents">Unable to find image 'hello-world:latest' locally</text:p>
            <text:p text:style-name="Table_20_Contents">latest: Pulling from library/hello-world</text:p>
            <text:p text:style-name="Table_20_Contents">d1725b59e92d: Pull complete </text:p>
            <text:p text:style-name="Table_20_Contents">Digest: sha256:0add3ace90ecb4adbf7777e9aacf18357296e799f81cabc9fde470971e499788</text:p>
            <text:p text:style-name="Table_20_Contents">Status: Downloaded newer image for hello-world:latest</text:p>
            <text:p text:style-name="Table_20_Contents"/>
            <text:p text:style-name="Table_20_Contents">Hello from Docker!</text:p>
            <text:p text:style-name="Table_20_Contents">This message shows that your installation appears to be working correctly.</text:p>
            <text:p text:style-name="Table_20_Contents"/>
            <text:p text:style-name="Table_20_Contents">To generate this message, Docker took the following steps:</text:p>
            <text:p text:style-name="Table_20_Contents"><text:s/>1. The Docker client contacted the Docker daemon.</text:p>
            <text:p text:style-name="Table_20_Contents"><text:s/>2. The Docker daemon pulled the "hello-world" image from the Docker Hub.</text:p>
            <text:p text:style-name="Table_20_Contents"><text:s text:c="4"/>(amd64)</text:p>
            <text:p text:style-name="Table_20_Contents"><text:s/>3. The Docker daemon created a new container from that image which runs the</text:p>
            <text:p text:style-name="Table_20_Contents"><text:s text:c="4"/>executable that produces the output you are currently reading.</text:p>
            <text:p text:style-name="Table_20_Contents"><text:s/>4. The Docker daemon streamed that output to the Docker client, which sent it</text:p>
            <text:p text:style-name="Table_20_Contents"><text:s text:c="4"/>to your terminal.</text:p>
            <text:p text:style-name="Table_20_Contents"/>
            <text:p text:style-name="Table_20_Contents">To try something more ambitious, you can run an Ubuntu container with:</text:p>
            <text:p text:style-name="Table_20_Contents"><text:s/>$ docker run -it ubuntu bash</text:p>
            <text:p text:style-name="Table_20_Contents"/>
            <text:p text:style-name="Table_20_Contents">Share images, automate workflows, and more with a free Docker ID:</text:p>
            <text:p text:style-name="Table_20_Contents"><text:s/>https://hub.docker.com/</text:p>
            <text:p text:style-name="Table_20_Contents"/>
            <text:p text:style-name="Table_20_Contents">For more examples and ideas, visit:</text:p>
            <text:p text:style-name="Table_20_Contents"><text:s/>https://docs.docker.com/get-started/</text:p>
            <text:p text:style-name="Table_20_Contents"/>
            <text:p text:style-name="Table_20_Contents">ermao@ermao-ThinkPad-T510:~$ </text:p>
          </table:table-cell>
        </table:table-row>
      </table:table>
      <text:p text:style-name="Standard"/>
      <text:p text:style-name="Standard"/>
      <text:h text:style-name="Heading_20_2" text:outline-level="2"><text:span text:style-name="Strong_20_Emphasis">Selenium Grid Setup using Docker:</text:span></text:h>
      <text:p text:style-name="Text_20_body">Selenium official has already setup docker images for you to setup the selenium grid. Once you have installed docker in a machine,</text:p>
      <text:list xml:id="list2932190654" text:style-name="L3">
        <text:list-item>
          <text:p text:style-name="P14">Setup Hub </text:p>
        </text:list-item>
      </text:list>
      <text:p text:style-name="Preformatted_20_Text"><text:span text:style-name="Source_20_Text"><text:span text:style-name="T6">sudo docker run -d -p 4444:4444 --name selenium-hub selenium/hub</text:span></text:span></text:p>
      <text:p text:style-name="P8">Copy</text:p>
      <text:list xml:id="list2967334591" text:style-name="L4">
        <text:list-item>
          <text:p text:style-name="P15">Setup nodes with Chrome &amp; Firefox and register to the hub </text:p>
        </text:list-item>
      </text:list>
      <text:p text:style-name="Preformatted_20_Text"><text:span text:style-name="Source_20_Text"><text:span text:style-name="T6">sudo docker run -d --link selenium-hub:hub selenium/node-chrome</text:span></text:span></text:p>
      <text:p text:style-name="Preformatted_20_Text"><text:span text:style-name="Source_20_Text"><text:span text:style-name="T6">sudo docker run -d --link selenium-hub:hub selenium/node-firefox</text:span></text:span></text:p>
      <text:p text:style-name="P8"><text:soft-page-break/>Copy</text:p>
      <text:p text:style-name="Text_20_body">The above commands takes care of downloading already built image (with all the dependencies like java, chrome, firefox, selenium-server-standalone jar etc… required to run your selenium tests).</text:p>
      <text:p text:style-name="Text_20_body">You can access the selenium-grid console using <text:span text:style-name="T2">http://localhost:4444/grid/console</text:span></text:p>
      <text:p text:style-name="Text_20_body">If you need one more chrome node instance, run this command.</text:p>
      <text:p text:style-name="Preformatted_20_Text"><text:span text:style-name="Source_20_Text"><text:span text:style-name="T6">sudo docker run -d --link selenium-hub:hub selenium/node-chrome</text:span></text:span></text:p>
      <text:p text:style-name="P8">Copy</text:p>
      <text:p text:style-name="Text_20_body">It creates one more container with chrome and all the dependencies and registers to the hub. Issuing <text:span text:style-name="Strong_20_Emphasis"><text:span text:style-name="Emphasis">sudo docker ps </text:span></text:span>command will show the running containers.</text:p>
      <text:p text:style-name="Text_20_body">To shutdown the docker-grid infrastructure, run the below commands.</text:p>
      <text:p text:style-name="Preformatted_20_Text"><text:span text:style-name="Source_20_Text"><text:span text:style-name="T6">sudo docker stop $(sudo docker ps -a -q)</text:span></text:span></text:p>
      <text:p text:style-name="Preformatted_20_Text"><text:span text:style-name="Source_20_Text"><text:span text:style-name="T6">sudo docker rm $(sudo docker ps -a -q)</text:span></text:span></text:p>
      <text:p text:style-name="P8">Copy</text:p>
      <text:p text:style-name="Text_20_body">Docker has greatly simplified the selenium-grid setup process. However there is still some manual work.</text:p>
      <text:p text:style-name="Text_20_body"><text:span text:style-name="T4">Challenges</text:span><text:span text:style-name="Strong_20_Emphasis"><text:span text:style-name="T3">:</text:span></text:span></text:p>
      <text:list xml:id="list3741145513" text:style-name="L5">
        <text:list-item>
          <text:p text:style-name="P16">Need to start/stop the containers one by one to setup the hub and nodes. </text:p>
        </text:list-item>
      </text:list>
      <text:h text:style-name="Heading_20_2" text:outline-level="2"><text:span text:style-name="Strong_20_Emphasis">Selenium Grid Setup using Docker-Compose:</text:span></text:h>
      <text:p text:style-name="Text_20_body">As part of our Selenium Grid we need to have 1 hub and few nodes like chrome and firefox. We can define all these services in a file called docker-compose.yml file and bring the entire infrastructure up and running by using a single command. Docker provides a tool for that – <text:span text:style-name="Strong_20_Emphasis">Docker-Compose</text:span>.</text:p>
      <text:p text:style-name="Text_20_body">Please check the steps <text:span text:style-name="T7">below</text:span><text:a xlink:type="simple" xlink:href="https://docs.docker.com/compose/install/" office:target-frame-name="_blank" xlink:show="new" text:style-name="Internet_20_link" text:visited-style-name="Visited_20_Internet_20_Link"><text:span text:style-name="T2"> </text:span></text:a>for the installation of docker-compose.</text:p>
      <table:table table:name="Table2" table:style-name="Table2">
        <table:table-column table:style-name="Table2.A"/>
        <table:table-row>
          <table:table-cell table:style-name="Table2.A1" office:value-type="string">
            <text:h text:style-name="P1" text:outline-level="1"><text:bookmark text:name="title"/>Install Docker Compose</text:h>
            <text:p text:style-name="P18">Estimated reading time: 7 minutes </text:p>
            <text:p text:style-name="P18">You can run Compose on macOS, Windows, and 64-bit Linux.</text:p>
            <text:h text:style-name="P30" text:outline-level="2"><text:bookmark text:name="prerequisites"/>Prerequisites</text:h>
            <text:p text:style-name="P18">Docker Compose relies on Docker Engine for any meaningful work, so make sure you have Docker Engine installed either locally or remote, depending on your setup.</text:p>
            <text:list xml:id="list2737196467" text:style-name="L6">
              <text:list-item>
                <text:p text:style-name="P19">On desktop systems like Docker for Mac and Windows, Docker Compose is included as part of those desktop installs.</text:p>
              </text:list-item>
              <text:list-item>
                <text:p text:style-name="P17"><text:span text:style-name="T8">On Linux systems, first install the </text:span><text:a xlink:type="simple" xlink:href="https://docs.docker.com/install/#server" office:target-frame-name="_blank" xlink:show="new" text:style-name="Internet_20_link" text:visited-style-name="Visited_20_Internet_20_Link"><text:span text:style-name="T8">Docker</text:span></text:a><text:span text:style-name="T8"> for your OS as described on the Get Docker page, </text:span><text:soft-page-break/><text:span text:style-name="T8">then come back here for instructions on installing Compose on Linux systems.</text:span></text:p>
              </text:list-item>
              <text:list-item>
                <text:p text:style-name="P17"><text:span text:style-name="T8">To run Compose as a non-root user, see </text:span><text:a xlink:type="simple" xlink:href="https://docs.docker.com/install/linux/linux-postinstall/" text:style-name="Internet_20_link" text:visited-style-name="Visited_20_Internet_20_Link"><text:span text:style-name="T8">Manage Docker as a non-root user</text:span></text:a><text:span text:style-name="T8">.</text:span></text:p>
              </text:list-item>
            </text:list>
            <text:h text:style-name="P30" text:outline-level="2"><text:bookmark text:name="install-compose"/>Install Compose</text:h>
            <text:p text:style-name="P21"><text:span text:style-name="T8">Follow the instructions below to install Compose on Mac, Windows, Windows Server 2016, or Linux systems, or find out about alternatives like using the </text:span><text:span text:style-name="Source_20_Text"><text:span text:style-name="T8">pip</text:span></text:span><text:span text:style-name="T8"> Python package manager or installing Compose as a container.</text:span></text:p>
            <text:p text:style-name="P22"><text:bookmark text:name="install-compose-on-linux-systems"/>Install Compose on Linux systems</text:p>
            <text:p text:style-name="Text_20_body">On <text:span text:style-name="Strong_20_Emphasis">Linux</text:span>, you can download the Docker Compose binary from the <text:a xlink:type="simple" xlink:href="https://github.com/docker/compose/releases" office:target-frame-name="_blank" xlink:show="new" text:style-name="Internet_20_link" text:visited-style-name="Visited_20_Internet_20_Link">Compose repository release page on GitHub</text:a>. Follow the instructions from the link, which involve running the <text:span text:style-name="Source_20_Text">curl</text:span> command in your terminal to download the binaries. These step by step instructions are also included below.</text:p>
            <text:list xml:id="list390411386" text:style-name="L9">
              <text:list-item>
                <text:p text:style-name="P20">Run this command to download the latest version of Docker Compose:</text:p>
                <text:p text:style-name="P11"><text:span text:style-name="Source_20_Text">sudo curl -L "https://github.com/docker/compose/releases/download/1.22.0/docker-compose-$(uname -s)-$(uname -m)" -o /usr/local/bin/docker-compose</text:span></text:p>
                <text:p text:style-name="P4">Use the latest Compose release number in the download command.</text:p>
                <text:p text:style-name="P4">The above command is an <text:span text:style-name="Emphasis">example</text:span>, and it may become out-of-date. To ensure you have the latest version, check the <text:a xlink:type="simple" xlink:href="https://github.com/docker/compose/releases" office:target-frame-name="_blank" xlink:show="new" text:style-name="Internet_20_link" text:visited-style-name="Visited_20_Internet_20_Link">Compose repository release page on GitHub</text:a>.</text:p>
                <text:p text:style-name="P20">If you have problems installing with <text:span text:style-name="Source_20_Text">curl</text:span>, see <text:a xlink:type="simple" xlink:href="https://docs.docker.com/compose/install/#alternative-install-options" text:style-name="Internet_20_link" text:visited-style-name="Visited_20_Internet_20_Link">Alternative Install Options</text:a> tab above.</text:p>
              </text:list-item>
              <text:list-item>
                <text:p text:style-name="P20">Apply executable permissions to the binary:</text:p>
                <text:p text:style-name="P11"><text:span text:style-name="Source_20_Text">sudo chmod +x /usr/local/bin/docker-compose</text:span></text:p>
              </text:list-item>
              <text:list-item>
                <text:p text:style-name="P20">Optionally, install <text:a xlink:type="simple" xlink:href="https://docs.docker.com/compose/completion/" text:style-name="Internet_20_link" text:visited-style-name="Visited_20_Internet_20_Link">command completion</text:a> for the <text:span text:style-name="Source_20_Text">bash</text:span> and <text:span text:style-name="Source_20_Text">zsh</text:span> shell.</text:p>
              </text:list-item>
              <text:list-item>
                <text:p text:style-name="P20">Test the installation.</text:p>
                <text:p text:style-name="P7"><text:span text:style-name="Source_20_Text">$ docker-compose --version</text:span></text:p>
                <text:p text:style-name="P11"><text:span text:style-name="Source_20_Text">docker-compose version 1.22.0, build 1719ceb</text:span></text:p>
              </text:list-item>
            </text:list>
            <text:list xml:id="list145657444" text:style-name="L7">
              <text:list-header>
                <text:p text:style-name="P26"><text:span text:style-name="T8"/></text:p>
              </text:list-header>
            </text:list>
            <text:h text:style-name="Heading_20_2" text:outline-level="2"><text:bookmark text:name="master-builds"/>Master builds</text:h>
            <text:p text:style-name="Text_20_body">If you’re interested in trying out a pre-release build, you can download a binary from <text:a xlink:type="simple" xlink:href="https://dl.bintray.com/docker-compose/master/" text:style-name="Internet_20_link" text:visited-style-name="Visited_20_Internet_20_Link">https://dl.bintray.com/docker-compose/master/</text:a>. Pre-release builds allow you to try out new features before they are released, but may be less stable.</text:p>
            <text:h text:style-name="Heading_20_2" text:outline-level="2"><text:bookmark text:name="upgrading"/>Upgrading</text:h>
            <text:p text:style-name="Text_20_body">If you’re upgrading from Compose 1.2 or earlier, remove or migrate your existing containers after <text:soft-page-break/>upgrading Compose. This is because, as of version 1.3, Compose uses Docker labels to keep track of containers, and your containers need to be recreated to add the labels.</text:p>
            <text:p text:style-name="Text_20_body">If Compose detects containers that were created without labels, it refuses to run so that you don’t end up with two sets of them. If you want to keep using your existing containers (for example, because they have data volumes you want to preserve), you can use Compose 1.5.x to migrate them with the following command:</text:p>
            <text:p text:style-name="P8"><text:span text:style-name="Source_20_Text">docker-compose migrate-to-labels</text:span></text:p>
            <text:p text:style-name="Text_20_body">Alternatively, if you’re not worried about keeping them, you can remove them. Compose just creates new ones.</text:p>
            <text:p text:style-name="P8"><text:span text:style-name="Source_20_Text">docker container rm -f -v myapp_web_1 myapp_db_1 ...</text:span></text:p>
            <text:h text:style-name="Heading_20_2" text:outline-level="2"><text:bookmark text:name="uninstallation"/>Uninstallation</text:h>
            <text:p text:style-name="Text_20_body">To uninstall Docker Compose if you installed using <text:span text:style-name="Source_20_Text">curl</text:span>:</text:p>
            <text:p text:style-name="P8"><text:span text:style-name="Source_20_Text">sudo rm /usr/local/bin/docker-compose</text:span></text:p>
            <text:p text:style-name="Text_20_body">To uninstall Docker Compose if you installed using <text:span text:style-name="Source_20_Text">pip</text:span>:</text:p>
            <text:p text:style-name="P8"><text:span text:style-name="Source_20_Text">pip uninstall docker-compose</text:span></text:p>
            <text:p text:style-name="Quotations">Got a “Permission denied” error?</text:p>
            <text:p text:style-name="Quotations">If you get a “Permission denied” error using either of the above methods, you probably do not have the proper permissions to remove <text:span text:style-name="Source_20_Text">docker-compose</text:span>. To force the removal, prepend <text:span text:style-name="Source_20_Text">sudo</text:span> to either of the above commands and run again.</text:p>
            <text:p text:style-name="Quotations">Got a “Permission denied” error?</text:p>
            <text:p text:style-name="Quotations">If you get a “Permission denied” error using either of the above methods, you probably do not have the proper permissions to remove <text:span text:style-name="Source_20_Text">docker-compose</text:span>. To force the removal, prepend <text:span text:style-name="Source_20_Text">sudo</text:span> to either of the above commands and run again.</text:p>
            <text:h text:style-name="Heading_20_2" text:outline-level="2"><text:bookmark text:name="where-to-go-next"/>Where to go next</text:h>
            <text:list xml:id="list2919489981" text:style-name="L10">
              <text:list-item>
                <text:p text:style-name="P29"><text:a xlink:type="simple" xlink:href="https://docs.docker.com/compose/" text:style-name="Internet_20_link" text:visited-style-name="Visited_20_Internet_20_Link">User guide</text:a> </text:p>
              </text:list-item>
              <text:list-item>
                <text:p text:style-name="P29"><text:a xlink:type="simple" xlink:href="https://docs.docker.com/compose/gettingstarted/" text:style-name="Internet_20_link" text:visited-style-name="Visited_20_Internet_20_Link">Getting Started</text:a> </text:p>
              </text:list-item>
              <text:list-item>
                <text:p text:style-name="P29"><text:a xlink:type="simple" xlink:href="https://docs.docker.com/compose/django/" text:style-name="Internet_20_link" text:visited-style-name="Visited_20_Internet_20_Link">Get started with Django</text:a> </text:p>
              </text:list-item>
              <text:list-item>
                <text:p text:style-name="P29"><text:a xlink:type="simple" xlink:href="https://docs.docker.com/compose/rails/" text:style-name="Internet_20_link" text:visited-style-name="Visited_20_Internet_20_Link">Get started with Rails</text:a> </text:p>
              </text:list-item>
              <text:list-item>
                <text:p text:style-name="P29"><text:a xlink:type="simple" xlink:href="https://docs.docker.com/compose/wordpress/" text:style-name="Internet_20_link" text:visited-style-name="Visited_20_Internet_20_Link">Get started with WordPress</text:a> </text:p>
              </text:list-item>
              <text:list-item>
                <text:p text:style-name="P29"><text:a xlink:type="simple" xlink:href="https://docs.docker.com/compose/reference/" text:style-name="Internet_20_link" text:visited-style-name="Visited_20_Internet_20_Link">Command line reference</text:a> </text:p>
              </text:list-item>
              <text:list-item>
                <text:p text:style-name="P23"><text:a xlink:type="simple" xlink:href="https://docs.docker.com/compose/compose-file/" text:style-name="Internet_20_link" text:visited-style-name="Visited_20_Internet_20_Link">Compose file reference</text:a> </text:p>
              </text:list-item>
            </text:list>
            <text:p text:style-name="Text_20_body"><text:soft-page-break/><text:a xlink:type="simple" xlink:href="https://docs.docker.com/glossary/?term=compose" text:style-name="Internet_20_link" text:visited-style-name="Visited_20_Internet_20_Link">compose</text:a>, <text:a xlink:type="simple" xlink:href="https://docs.docker.com/glossary/?term=orchestration" text:style-name="Internet_20_link" text:visited-style-name="Visited_20_Internet_20_Link">orchestration</text:a>, <text:a xlink:type="simple" xlink:href="https://docs.docker.com/glossary/?term=install" text:style-name="Internet_20_link" text:visited-style-name="Visited_20_Internet_20_Link">install</text:a>, <text:a xlink:type="simple" xlink:href="https://docs.docker.com/glossary/?term=installation" text:style-name="Internet_20_link" text:visited-style-name="Visited_20_Internet_20_Link">installation</text:a>, <text:a xlink:type="simple" xlink:href="https://docs.docker.com/glossary/?term=docker" text:style-name="Internet_20_link" text:visited-style-name="Visited_20_Internet_20_Link">docker</text:a>, <text:a xlink:type="simple" xlink:href="https://docs.docker.com/glossary/?term=documentation" text:style-name="Internet_20_link" text:visited-style-name="Visited_20_Internet_20_Link">documentatio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23:36:01.865538672</meta:creation-date>
    <dc:date>2018-11-02T15:23:38.953349630</dc:date>
    <meta:editing-duration>PT5H15M32S</meta:editing-duration>
    <meta:editing-cycles>6</meta:editing-cycles>
    <meta:generator>LibreOffice/6.0.6.2$Linux_X86_64 LibreOffice_project/00m0$Build-2</meta:generator>
    <meta:document-statistic meta:table-count="2" meta:image-count="0" meta:object-count="0" meta:page-count="7" meta:paragraph-count="148" meta:word-count="1580" meta:character-count="10227" meta:non-whitespace-character-count="8739"/>
  </office:meta>
</office:document-meta>
</file>